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afa92"/>
    </style:style>
    <style:style style:name="P5" style:family="paragraph" style:parent-style-name="Preformatted_20_Text">
      <style:paragraph-properties fo:orphans="2" fo:widows="2"/>
      <style:text-properties officeooo:paragraph-rsid="001afa92"/>
    </style:style>
    <style:style style:name="P6" style:family="paragraph" style:parent-style-name="Preformatted_20_Text">
      <style:paragraph-properties fo:margin-top="0cm" fo:margin-bottom="0.499cm" loext:contextual-spacing="false" fo:orphans="2" fo:widows="2"/>
    </style:style>
    <style:style style:name="P7" style:family="paragraph" style:parent-style-name="Preformatted_20_Text">
      <style:paragraph-properties fo:margin-top="0cm" fo:margin-bottom="0.499cm" loext:contextual-spacing="false" fo:orphans="2" fo:widows="2"/>
      <style:text-properties officeooo:paragraph-rsid="001afa92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 officeooo:paragraph-rsid="001afa92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1aaf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"""Ce fichier definit quelques donnees, sous la forme de variables,</text:p>
      <text:p text:style-name="P1">utiles au programme pendu"""</text:p>
      <text:p text:style-name="P2"/>
      <text:p text:style-name="P1"># Nombre de coups par partie</text:p>
      <text:p text:style-name="P1">nb_coups = 8</text:p>
      <text:p text:style-name="P2"/>
      <text:p text:style-name="P1"># Liste des mots du pendu : 1360 mots, au moins 5 lettres</text:p>
      <text:p text:style-name="P6"><text:span text:style-name="T1">liste_mots = ['angle', 'armoire', 'bureau', 'cabinet', 'carreau', 'chaise', 'classe', 'couloir', 'dossier', 'ecole', 'ecriture', 'entree', 'escalier', 'etagere', 'etude', 'exterieur', 'fenetre'</text:span><text:span text:style-name="T2">]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3T15:25:17.676297058</meta:creation-date>
    <dc:date>2019-11-13T16:06:44.825865520</dc:date>
    <meta:editing-duration>PT30M24S</meta:editing-duration>
    <meta:editing-cycles>2</meta:editing-cycles>
    <meta:generator>LibreOffice/6.3.3.2.0$Linux_X86_64 LibreOffice_project/3de445f0488b6b3c405222dbea27cd0e1481200f</meta:generator>
    <meta:document-statistic meta:table-count="0" meta:image-count="0" meta:object-count="0" meta:page-count="1" meta:paragraph-count="6" meta:word-count="55" meta:character-count="386" meta:non-whitespace-character-count="337"/>
  </office:meta>
</office:document-meta>
</file>